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a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ra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3"/>
          <table:table-cell office:value-type="string">
            <text:p>rb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b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3"/>
          <table:table-cell office:value-type="string">
            <text:p>xa</text:p>
          </table:table-cell>
          <table:table-cell office:value-type="float" office:value="0.85">
            <text:p>0.85</text:p>
          </table:table-cell>
          <table:table-cell/>
          <table:table-cell office:value-type="string">
            <text:p>xa'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i</text:p>
          </table:table-cell>
          <table:table-cell table:formula="of:=([.E10]*[.E11])/([.E10]-[.E9])" office:value-type="float" office:value="1.7">
            <text:p>1.7</text:p>
          </table:table-cell>
          <table:table-cell/>
          <table:table-cell office:value-type="string">
            <text:p>xi</text:p>
          </table:table-cell>
          <table:table-cell table:formula="of:=([.H11]*[.H10])/([.H9]+[.H10])" office:value-type="float" office:value="0.3375">
            <text:p>0.3375</text:p>
          </table:table-cell>
        </table:table-row>
        <table:table-row table:style-name="ro1">
          <table:table-cell table:number-columns-repeated="3"/>
          <table:table-cell office:value-type="string">
            <text:p>alpha</text:p>
          </table:table-cell>
          <table:table-cell table:formula="of:=ASIN([.E10]/[.E13])" office:value-type="float" office:value="0.298532201184876">
            <text:p>0.2985322012</text:p>
          </table:table-cell>
          <table:table-cell office:value-type="string">
            <text:p>rad</text:p>
          </table:table-cell>
          <table:table-cell/>
          <table:table-cell table:formula="of:=ASIN([.H10]/[.H13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office:value-type="string">
            <text:p>alpha</text:p>
          </table:table-cell>
          <table:table-cell table:formula="of:=180 * [.E14] / PI()" office:value-type="float" office:value="17.1046351766438">
            <text:p>17.1046351766</text:p>
          </table:table-cell>
          <table:table-cell office:value-type="string">
            <text:p>deg</text:p>
          </table:table-cell>
          <table:table-cell/>
          <table:table-cell table:formula="of:=180*[.H14]/PI()" office:value-type="float" office:value="0">
            <text:p>#VALUE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heta</text:p>
          </table:table-cell>
          <table:table-cell table:formula="of:=2*[.E15]" office:value-type="float" office:value="34.2092703532876">
            <text:p>34.2092703533</text:p>
          </table:table-cell>
          <table:table-cell office:value-type="string">
            <text:p>deg</text:p>
          </table:table-cell>
          <table:table-cell/>
          <table:table-cell table:formula="of:=2*[.H15]" office:value-type="float" office:value="0">
            <text:p>#VALUE!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table:formula="of:=180-35" office:value-type="float" office:value="145">
            <text:p>14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3">04/13/2022</text:date>, <text:time>18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8T15:12:49.58</meta:creation-date>
    <dc:date>2022-04-13T18:15:41.57</dc:date>
    <meta:editing-duration>PT6H16M21S</meta:editing-duration>
    <meta:editing-cycles>8</meta:editing-cycles>
    <meta:generator>OpenOffice.org/3.4.1$Win32 OpenOffice.org_project/341m1$Build-9593</meta:generator>
    <meta:document-statistic meta:table-count="3" meta:cell-count="29" meta:object-count="0"/>
  </office:meta>
</office:document-meta>
</file>